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menu</text:p>
          </table:table-cell>
          <table:table-cell table:style-name="ce1" office:value-type="string" calcext:value-type="string">
            <text:p>side</text:p>
          </table:table-cell>
          <table:table-cell table:style-name="ce1" office:value-type="string" calcext:value-type="string">
            <text:p>button</text:p>
          </table:table-cell>
          <table:table-cell table:style-name="ce1" office:value-type="string" calcext:value-type="string">
            <text:p>assigned to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oyRXax2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oyRYax1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oyRZb11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oyLZb12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oyLYax4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oyLXax3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qbutton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ircbutton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sbutton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2button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2button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ibutton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xbutton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hat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hat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uhat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hat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1button6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1button5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ptbutton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ccx1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ccy1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ccx2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ccy2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_button1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z_button1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_button2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z_button2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rebutton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WM1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WM2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WM3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WM4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WM5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oyRXax2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oyRYax1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oyRZb11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oyLZb12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oyLYax4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oyLXax3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qbutton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ircbutton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sbutton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2button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2button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ibutton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xbutton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hat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hat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uhat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hat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1button6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1button5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ptbutton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ccx1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ccy1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ccx2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ccy2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_button1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z_button1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_button2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z_button2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rebutton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WM1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WM2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WM3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WM4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WM5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oyRXax2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oyRYax1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oyRZb11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oyLZb12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oyLYax4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oyLXax3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qbutton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ircbutton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sbutton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2button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2button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ibutton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xbutton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hat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hat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uhat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hat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1button6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1button5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ptbutton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ccx1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ccy1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ccx2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ccy2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_button1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z_button1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_button2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z_button2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rebutton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WM1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WM2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WM3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WM4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WM5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oyRXax2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oyRYax1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oyRZb11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oyLZb12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oyLYax4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oyLXax3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qbutton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ircbutton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sbutton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2button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2button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ibutton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xbutton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hat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hat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uhat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hat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1button6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1button5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ptbutton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ccx1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ccy1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ccx2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ccy2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_button1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z_button1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_button2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z_button2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rebutton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WM1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WM2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WM3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WM4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WM5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oyRXax2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oyRYax1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oyRZb11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oyLZb12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oyLYax4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oyLXax3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qbutton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ircbutton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sbutton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2button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2button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ibutton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xbutton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hat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hat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uhat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hat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1button6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1button5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ptbutton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ccx1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ccy1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ccx2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ccy2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_button1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z_button1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_button2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z_button2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rebutton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WM1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WM2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WM3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WM4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WM5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oyRXax2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oyRYax1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oyRZb11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oyLZb12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oyLYax4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oyLXax3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qbutton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ircbutton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sbutton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2button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2button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ibutton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xbutton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hat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hat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uhat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hat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1button6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1button5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ptbutton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ccx1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ccy1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ccx2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ccy2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_button1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z_button1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_button2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z_button2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rebutton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WM1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WM2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WM3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WM4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WM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2">00/00/0000</text:date>, <text:time style:data-style-name="N2" text:time-value="10:28:21.4536039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9T08:51:21.784052609</meta:creation-date>
    <dc:date>2021-07-12T14:34:10.235190449</dc:date>
    <meta:editing-duration>PT8H7M6S</meta:editing-duration>
    <meta:editing-cycles>6</meta:editing-cycles>
    <meta:generator>LibreOffice/7.1.4.2$Linux_X86_64 LibreOffice_project/10$Build-2</meta:generator>
    <meta:document-statistic meta:table-count="1" meta:cell-count="820" meta:object-count="0"/>
  </office:meta>
</office:document-meta>
</file>